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"pull punches" and tell people exactly what I think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4" office:value-type="string" calcext:value-type="string">
            <text:p>Items inspired by and paraphrased from “Personality Inventory” items in the book <text:span text:style-name="T2">The Enneagram Made Easy </text:span>by Renee Baron and Elizabeth Wagele</text:p>
          </table:table-cell>
          <table:table-cell table:number-columns-repeated="34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0" calcext:value-type="float">
            <text:p>0</text:p>
          </table:table-cell>
          <table:table-cell table:style-name="ce30" table:formula="of:=([.B203]-9)*0.0277778" office:value-type="percentage" office:value="-0.2500002" calcext:value-type="percentage">
            <text:p>-25.00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111111111111111" calcext:value-type="percentage">
            <text:p>11.11%</text:p>
          </table:table-cell>
          <table:table-cell table:style-name="ce32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0" calcext:value-type="float">
            <text:p>0</text:p>
          </table:table-cell>
          <table:table-cell table:style-name="ce30" table:formula="of:=([.B204]-9)*0.0277778" office:value-type="percentage" office:value="-0.2500002" calcext:value-type="percentage">
            <text:p>-25.00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4]/[.C212])" office:value-type="percentage" office:value="0.111111111111111" calcext:value-type="percentage">
            <text:p>11.11%</text:p>
          </table:table-cell>
          <table:table-cell table:style-name="ce32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3: The Acheiver</text:p>
          </table:table-cell>
          <table:table-cell table:style-name="ce27" table:formula="of:=SUM([.AI7];[.AI17];[.AI23];[.AI30];[.AI39];[.AI49];[.AI59];[.AI67];[.AI77])" office:value-type="float" office:value="0" calcext:value-type="float">
            <text:p>0</text:p>
          </table:table-cell>
          <table:table-cell table:style-name="ce30" table:formula="of:=([.B205]-9)*0.0277778" office:value-type="percentage" office:value="-0.2500002" calcext:value-type="percentage">
            <text:p>-25.00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5]/[.C212])" office:value-type="percentage" office:value="0.111111111111111" calcext:value-type="percentage">
            <text:p>11.11%</text:p>
          </table:table-cell>
          <table:table-cell table:style-name="ce32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0" calcext:value-type="float">
            <text:p>0</text:p>
          </table:table-cell>
          <table:table-cell table:style-name="ce30" table:formula="of:=([.B206]-9)*0.0277778" office:value-type="percentage" office:value="-0.2500002" calcext:value-type="percentage">
            <text:p>-2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6]/[.C212])" office:value-type="percentage" office:value="0.111111111111111" calcext:value-type="percentage">
            <text:p>11.11%</text:p>
          </table:table-cell>
          <table:table-cell table:style-name="ce32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0" calcext:value-type="float">
            <text:p>0</text:p>
          </table:table-cell>
          <table:table-cell table:style-name="ce30" table:formula="of:=([.B207]-9)*0.0277778" office:value-type="percentage" office:value="-0.2500002" calcext:value-type="percentage">
            <text:p>-25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7]/[.C212])" office:value-type="percentage" office:value="0.111111111111111" calcext:value-type="percentage">
            <text:p>11.11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0" calcext:value-type="float">
            <text:p>0</text:p>
          </table:table-cell>
          <table:table-cell table:style-name="ce30" table:formula="of:=([.B208]-9)*0.0277778" office:value-type="percentage" office:value="-0.2500002" calcext:value-type="percentage">
            <text:p>-25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.111111111111111" calcext:value-type="percentage">
            <text:p>11.11%</text:p>
          </table:table-cell>
          <table:table-cell table:style-name="ce32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0" calcext:value-type="float">
            <text:p>0</text:p>
          </table:table-cell>
          <table:table-cell table:style-name="ce30" table:formula="of:=([.B209]-9)*0.0277778" office:value-type="percentage" office:value="-0.2500002" calcext:value-type="percentage">
            <text:p>-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9]/[.C212])" office:value-type="percentage" office:value="0.111111111111111" calcext:value-type="percentage">
            <text:p>11.11%</text:p>
          </table:table-cell>
          <table:table-cell table:style-name="ce32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0" calcext:value-type="float">
            <text:p>0</text:p>
          </table:table-cell>
          <table:table-cell table:style-name="ce30" table:formula="of:=([.B210]-9)*0.0277778" office:value-type="percentage" office:value="-0.2500002" calcext:value-type="percentage">
            <text:p>-25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10]/[.C212])" office:value-type="percentage" office:value="0.111111111111111" calcext:value-type="percentage">
            <text:p>11.11%</text:p>
          </table:table-cell>
          <table:table-cell table:style-name="ce32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8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0" calcext:value-type="float">
            <text:p>0</text:p>
          </table:table-cell>
          <table:table-cell table:style-name="ce31" table:formula="of:=([.B211]-9)*0.0277778" office:value-type="percentage" office:value="-0.2500002" calcext:value-type="percentage">
            <text:p>-25.00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31" table:formula="of:=([.C211]/[.C212])" office:value-type="percentage" office:value="0.111111111111111" calcext:value-type="percentage">
            <text:p>11.11%</text:p>
          </table:table-cell>
          <table:table-cell table:style-name="ce32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-2.2500018" calcext:value-type="percentage">
            <text:p>-225.00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<text:span text:style-name="T4">² With (81/9)=9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4:51:16.940437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4:51:58.631390655</dc:date>
    <meta:editing-duration>P2DT1H4M51S</meta:editing-duration>
    <meta:editing-cycles>85</meta:editing-cycles>
    <meta:generator>LibreOffice/6.4.7.2$Linux_X86_64 LibreOffice_project/40$Build-2</meta:generator>
    <meta:document-statistic meta:table-count="1" meta:cell-count="414" meta:object-count="0"/>
  </office:meta>
</office:document-meta>
</file>